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en" fo:country="US" officeooo:paragraph-rsid="000267e2"/>
    </style:style>
    <style:style style:name="P2" style:family="paragraph" style:parent-style-name="Standard">
      <style:paragraph-properties fo:text-align="center" style:justify-single-word="false"/>
      <style:text-properties fo:language="en" fo:country="US" officeooo:paragraph-rsid="000267e2"/>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04cdb"/>
    </style:style>
    <style:style style:name="P5" style:family="paragraph" style:parent-style-name="Standard">
      <style:text-properties fo:language="en" fo:country="US" officeooo:paragraph-rsid="00174634"/>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officeooo:rsid="000315c4" officeooo:paragraph-rsid="000612dd" style:font-weight-asian="bold" style:font-weight-complex="bold"/>
    </style:style>
    <style:style style:name="P8" style:family="paragraph" style:parent-style-name="Text_20_body">
      <style:text-properties fo:language="en" fo:country="US" fo:font-weight="bold" officeooo:rsid="0026e084" officeooo:paragraph-rsid="002981bb" style:font-weight-asian="bold" style:font-weight-complex="bold"/>
    </style:style>
    <style:style style:name="P9" style:family="paragraph" style:parent-style-name="Text_20_body">
      <style:text-properties fo:language="en" fo:country="US" officeooo:rsid="000ec86f" officeooo:paragraph-rsid="000ec86f"/>
    </style:style>
    <style:style style:name="P10" style:family="paragraph" style:parent-style-name="Text_20_body">
      <style:text-properties fo:language="en" fo:country="US" officeooo:paragraph-rsid="000612dd"/>
    </style:style>
    <style:style style:name="P11" style:family="paragraph" style:parent-style-name="Text_20_body">
      <style:text-properties fo:language="en" fo:country="US" officeooo:paragraph-rsid="000745c0"/>
    </style:style>
    <style:style style:name="P12" style:family="paragraph" style:parent-style-name="Text_20_body">
      <style:text-properties fo:language="en" fo:country="US" officeooo:paragraph-rsid="00197e6a"/>
    </style:style>
    <style:style style:name="P13" style:family="paragraph" style:parent-style-name="Text_20_body">
      <style:text-properties fo:language="en" fo:country="US" officeooo:paragraph-rsid="00219fa7"/>
    </style:style>
    <style:style style:name="P14" style:family="paragraph" style:parent-style-name="Text_20_body">
      <style:text-properties fo:language="en" fo:country="US" officeooo:paragraph-rsid="001c6458"/>
    </style:style>
    <style:style style:name="P15" style:family="paragraph" style:parent-style-name="Text_20_body">
      <style:text-properties fo:language="en" fo:country="US" officeooo:paragraph-rsid="0025f91b"/>
    </style:style>
    <style:style style:name="P16" style:family="paragraph" style:parent-style-name="Text_20_body">
      <style:text-properties fo:language="en" fo:country="US" officeooo:paragraph-rsid="0028ae3b"/>
    </style:style>
    <style:style style:name="P17" style:family="paragraph" style:parent-style-name="Text_20_body">
      <style:text-properties fo:language="en" fo:country="US" officeooo:paragraph-rsid="002981bb"/>
    </style:style>
    <style:style style:name="P18" style:family="paragraph" style:parent-style-name="Standard">
      <style:text-properties fo:color="#2a6099" loext:opacity="100%" fo:language="en" fo:country="US"/>
    </style:style>
    <style:style style:name="P19" style:family="paragraph" style:parent-style-name="Standard">
      <style:text-properties fo:color="#2a6099" loext:opacity="100%" fo:language="en" fo:country="US" officeooo:paragraph-rsid="00174634"/>
    </style:style>
    <style:style style:name="P20" style:family="paragraph" style:parent-style-name="Text_20_body">
      <style:text-properties fo:color="#2a6099" loext:opacity="100%" fo:language="en" fo:country="US"/>
    </style:style>
    <style:style style:name="P21" style:family="paragraph" style:parent-style-name="Text_20_body">
      <style:text-properties fo:color="#2a6099" loext:opacity="100%" fo:language="en" fo:country="US" officeooo:paragraph-rsid="00219fa7"/>
    </style:style>
    <style:style style:name="P22" style:family="paragraph">
      <style:text-properties fo:language="en" fo:country="US"/>
    </style:style>
    <style:style style:name="P23" style:family="paragraph" style:parent-style-name="Text_20_body">
      <style:text-properties fo:language="en" fo:country="US" fo:font-weight="bold" officeooo:rsid="002981bb" officeooo:paragraph-rsid="002981bb" fo:background-color="#ffff00" style:font-weight-asian="bold" style:font-weight-complex="bold"/>
    </style:style>
    <style:style style:name="P24" style:family="paragraph" style:parent-style-name="Text_20_body">
      <style:text-properties fo:language="en" fo:country="US" fo:font-weight="bold" officeooo:rsid="002981bb" officeooo:paragraph-rsid="00313f7d" fo:background-color="#ffff00" style:font-weight-asian="bold" style:font-weight-complex="bold"/>
    </style:style>
    <style:style style:name="P25" style:family="paragraph" style:parent-style-name="Text_20_body">
      <style:text-properties fo:language="en" fo:country="US"/>
    </style:style>
    <style:style style:name="P26" style:family="paragraph">
      <style:text-properties fo:color="#2a6099" loext:opacity="100%" fo:language="en" fo:country="US"/>
    </style:style>
    <style:style style:name="T1" style:family="text">
      <style:text-properties fo:font-weight="bold" style:font-weight-asian="bold" style:font-weight-complex="bold"/>
    </style:style>
    <style:style style:name="T2" style:family="text">
      <style:text-properties fo:font-weight="bold" officeooo:rsid="000315c4" style:font-weight-asian="bold" style:font-weight-complex="bold"/>
    </style:style>
    <style:style style:name="T3" style:family="text">
      <style:text-properties fo:font-weight="bold" officeooo:rsid="000612dd" style:font-weight-asian="bold" style:font-weight-complex="bold"/>
    </style:style>
    <style:style style:name="T4" style:family="text">
      <style:text-properties fo:font-weight="bold" officeooo:rsid="000745c0" style:font-weight-asian="bold" style:font-weight-complex="bold"/>
    </style:style>
    <style:style style:name="T5" style:family="text">
      <style:text-properties fo:font-weight="bold" officeooo:rsid="001392a6" style:font-weight-asian="bold" style:font-weight-complex="bold"/>
    </style:style>
    <style:style style:name="T6" style:family="text">
      <style:text-properties fo:font-weight="bold" officeooo:rsid="0026e084" style:font-weight-asian="bold" style:font-weight-complex="bold"/>
    </style:style>
    <style:style style:name="T7" style:family="text">
      <style:text-properties fo:font-weight="bold" officeooo:rsid="002981bb" fo:background-color="#ffff00" loext:char-shading-value="0" style:font-weight-asian="bold" style:font-weight-complex="bold"/>
    </style:style>
    <style:style style:name="T8" style:family="text">
      <style:text-properties fo:color="#2a6099" loext:opacity="100%"/>
    </style:style>
    <style:style style:name="T9" style:family="text">
      <style:text-properties fo:color="#2a6099" loext:opacity="100%" fo:font-weight="normal" officeooo:rsid="001392a6" style:font-weight-asian="normal" style:font-weight-complex="normal"/>
    </style:style>
    <style:style style:name="T10" style:family="text">
      <style:text-properties fo:color="#2a6099" loext:opacity="100%" fo:language="en" fo:country="US"/>
    </style:style>
    <style:style style:name="T11" style:family="text">
      <style:text-properties officeooo:rsid="00174634"/>
    </style:style>
    <style:style style:name="T12" style:family="text">
      <style:text-properties officeooo:rsid="001764e1"/>
    </style:style>
    <style:style style:name="T13" style:family="text">
      <style:text-properties officeooo:rsid="00232fed"/>
    </style:style>
    <style:style style:name="T14" style:family="text">
      <style:text-properties officeooo:rsid="0026e084"/>
    </style:style>
    <style:style style:name="T15" style:family="text">
      <style:text-properties officeooo:rsid="0028ae3b"/>
    </style:style>
    <style:style style:name="T16" style:family="text">
      <style:text-properties officeooo:rsid="002ddef7"/>
    </style:style>
    <style:style style:name="T17" style:family="text">
      <style:text-properties fo:font-variant="normal" fo:text-transform="none" fo:color="#d1d5db" loext:opacity="100%" style:font-name="S hne" fo:font-size="12pt" fo:letter-spacing="normal" fo:font-style="normal" fo:font-weight="normal"/>
    </style:style>
    <style:style style:name="T18" style:family="text">
      <style:text-properties fo:font-variant="normal" fo:text-transform="none" fo:color="#ececf1" loext:opacity="100%" style:font-name="S hne" fo:font-size="12pt" fo:letter-spacing="normal" fo:font-style="normal" fo:font-weight="normal"/>
    </style:style>
    <style:style style:name="T19" style:family="text">
      <style:text-properties fo:language="en" fo:country="US" fo:font-weight="bold" officeooo:rsid="002ddef7" fo:background-color="#ffff00" loext:char-shading-value="0" style:font-weight-asian="bold" style:font-weight-complex="bold"/>
    </style:style>
    <style:style style:name="T20" style:family="text">
      <style:text-properties officeooo:rsid="00313f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WILD - NARRATIVE</text:span><text:line-break/><text:line-break/></text:p>
      <text:p text:style-name="P1"/>
      <text:p text:style-name="P1"/>
      <text:p text:style-name="P1"/>
      <text:p text:style-name="P1"><text:span text:style-name="T1">INTRODUCTION</text:span><text:line-break/><text:line-break/>Welcome, intrepid explorer, to the savage lands—a twisted realm where the bucolic existence of peaceful farmers and villagers collides with the abominable horrors that dwell within.</text:p>
      <text:p text:style-name="P6">In the hushed whispers of the locals, the folklore of this accursed place takes shape—a tapestry woven with chilling tales of restless apparitions, demonic entities, the dark arts of witchcraft, and the profane rituals of satanic worship.</text:p>
      <text:p text:style-name="P6">And so, it is here that your path has led you. An explorer by nature, a hunter of demons forged by a lifetime of delving into the darkness, you are drawn to this malefic domain driven by a potent blend of insatiable curiosity and the promise of untold wealth. Gold, plundered from the mines that delve deep into the heart of this forsaken land, awaits the courageous soul who can bring an end to The Order—a clandestine cabal lurking amidst the unforgiving wilderness of untamed forests, fetid swamps, and towering mountains.</text:p>
      <text:p text:style-name="P6">Throughout the ages, this abhorrent assembly has etched a crimson stain upon the tapestry of history, their heinous deeds committed in the name of unspeakable evil. They revel in their dark arts, their rituals steeped in the vile consumption of human blood and the desecration of flesh—a litany of atrocities whispered in the shadowed corners of time.</text:p>
      <text:p text:style-name="P7"/>
      <text:p text:style-name="P9"><text:span text:style-name="T2">=</text:span><text:span text:style-name="T1">=====================================================================</text:span></text:p>
      <text:p text:style-name="P7"/>
      <text:p text:style-name="P7">INFORMATION<text:line-break/></text:p>
      <text:p text:style-name="P10"><text:span text:style-name="T2">O</text:span><text:span text:style-name="T3">riginal texts along with </text:span><text:span text:style-name="T4">their </text:span><text:span text:style-name="T3">expanded and improved versions</text:span></text:p>
      <text:p text:style-name="P6"/>
      <text:p text:style-name="P20">Officer: If you find the leaders of that group and end with their lives, I guess our lands might be back to normal and our kids and women will live in peace. There are several savage monsters and wild creatures in the area but we can deal with that, we have soldiers and a local force for that. However, evil human beings can be much worse than any monsters or demons if they want to. I strongly believe that some human beings are just demons inside a human body.</text:p>
      <text:p text:style-name="P11"><text:span text:style-name="T2"><text:line-break/></text:span>Officer: "If you can track down the leaders of that group and put an end to them, our lands might finally find peace. Our women and children deserve to live without fear. We've got our fair share of savage monsters and wild creatures around here, but we can handle that with our soldiers and local forces. But let me tell you, evil people can be worse than any monster or demon. Sometimes, there are folks who are nothing but demons wearing human skin."<text:line-break/><text:line-break/><text:soft-page-break/><text:span text:style-name="T8">Peasant: So, you are looking for some terrible criminals, right? Well, some of them hide in places like forests or in the mountains if you are lucky, you'll find them in those places.</text:span></text:p>
      <text:p text:style-name="P11"/>
      <text:p text:style-name="P11">Peasant: "Ah, so you're after them awful criminals, huh? Well, let me tell ya, some of those scoundrels like to skulk about in the forests or take shelter up in them mountains. If you're lucky, you might just stumble upon 'em in them parts."<text:line-break/><text:line-break/><text:span text:style-name="T8">Tavern owner: Good to know you are taking care of those terrible killers. Some of them are wizards who practice the arts of the dark side. People even say they kidnap kids and young women for their sacrifices, offering them to the black lord. However, they've been around us most of the time and we don't even know who they are. You can't trust anyone here.</text:span></text:p>
      <text:p text:style-name="P3">Tavern Owner: "Glad to hear you're dealin' with them wicked killers. Some of 'em are dark wizards, dabblin' in forbidden arts. Folks even whisper 'bout 'em snatchin' kids and young women for their sacrificial rituals, offerin' 'em up to the black lord. Thing is, they walk among us, hidin' in plain sight. Can't trust anyone 'round these parts, I tell ya."<text:line-break/><text:line-break/><text:span text:style-name="T8">"Farmer: Be very careful man, we all know what you're doing over here and they know too. They expect to meet you soon, so I guess they are ready. Don't be a fool, don't think they are weak. Get ready as much as you can. These people are dark and they aren't ordinary ones, they posses supernatural powers, and this power doesn't come from light. Many families around here lost some of their children... and we all know they took them."</text:span></text:p>
      <text:p text:style-name="P18"/>
      <text:p text:style-name="P3">Farmer: "Take heed, friend. We all know what yer up to 'round here, and so do they. They're waitin' for ya, mark my words. Don't go in blind, thinkin' they're weak. Prepare yerself as best ye can. These folks, they're dark, not like any ordinary folk. They wield unnatural powers, and it ain't the kind that comes from the light. Many families 'round here have lost their young 'uns... and we all know who's taken 'em."</text:p>
      <text:p text:style-name="P18"/>
      <text:p text:style-name="P18">Priest: They are part of a satanic order. These black sorcerers have already carried out thousands of killings and murders, terrifying our village. They kidnap babies, kids and young women. We have already found the places where these beasts celebrate their bloody rituals and hideous feasts.</text:p>
      <text:p text:style-name="P18"/>
      <text:p text:style-name="P4">Priest: "They're a foul breed, part of a satanic order, those black sorcerers. They've perpetrated countless killings and murders, castin' a dark shadow over our once peaceful village. Babies, children, and young women, they've been snatched away, taken by these vile creatures. We've discovered the very spots where these beasts revel in their bloody rituals and grotesque feasts."<text:span text:style-name="T8"><text:line-break/><text:line-break/>You're following a narrow path, seeing huge vultures above in the sky. Something is not ok. A strong and awful smell gets to you. You continue walking not knowing what you're about to find. Behind some rocks, hidden by high grass, you find a rotten corpse. Rotten bones and flesh. You vomit, the view is overwhelming, disgusting. Danger seems to be near."<text:line-break/><text:line-break/></text:span>As you tread along the narrow path, immense vultures loom overhead, casting their ominous shadows upon the sky. A sense of unease prickles at your skin, warning of impending danger. The air grows heavy with a nauseating stench, assaulting your senses. Undeterred, you press forward, the unknown lurking ahead. Behind jagged rocks and concealed by tall grass, a putrefying corpse lies in decay. Rotted bones and flesh assail your vision, evoking an overwhelming wave of revulsion. The sight overwhelms you, and bile rises in your throat, an instinctual response to the grotesque tableau. This vile discovery portends imminent peril.<text:span text:style-name="T8"><text:line-break/></text:span><text:soft-page-break/><text:span text:style-name="T8"><text:line-break/></text:span>=======================================================================<text:line-break/><text:line-break/><text:span text:style-name="T5">Negative Envents<text:line-break/><text:line-break/></text:span><text:span text:style-name="T9">You are trying to climb a huge rock that blocks the way and end up falling down. You hurt your back when falling (-1 HP).<text:line-break/><text:line-break/></text:span>As you strive to ascend the colossal rock that stands as an insurmountable obstacle, a cruel twist of fate sends you hurtling earthward. Gravity's relentless grip tightens around your body, casting you down into an abyss of despair. The impact reverberates through your fragile form, a searing pain lancing through your back like a fiery dagger. The world spins, your breath caught in a gasp of agony as a solitary hit point is subtracted from your dwindling life force. The consequences of this untimely tumble become an indelible mark upon your physical well-being, a grim reminder of the perils that beset your path.</text:p>
      <text:p text:style-name="P4"/>
      <text:p text:style-name="P18">You are walking around the place and hear the sound of an animal coming towards you from behind. When you turn, you see a GIANT BUGIO (a huge and violent monkey) coming. You run, you run and save your life but in the escape you lose all your gold coins (Gold = 0).</text:p>
      <text:p text:style-name="P18"/>
      <text:p text:style-name="P3">As you stroll through the surroundings, a rustling disruption slithers through the stillness, reverberating through your senses. A primal instinct twists your body around, unveiling a colossal Bugio—formidable and violent <text:span text:style-name="T11">primate</text:span>, a grotesque fusion of strength and menace—charging towards you from the shadows.</text:p>
      <text:p text:style-name="P3"/>
      <text:p text:style-name="P3">In an adrenaline-fueled surge, your legs thrust into motion, propelling you forward with desperate resolve. Fear clenches your chest, your heart pounding in frantic syncopation as you flee the encroaching horror. <text:span text:style-name="T12">A</text:span>midst the frantic flight, the weight of your fortunes proves too cumbersome to bear. With each frantic step, your precious gold coins slip from your grasp, abandoned to the mercy of an unforgiving fate.</text:p>
      <text:p text:style-name="P3"/>
      <text:p text:style-name="P5">Your breath labors, your muscles burn, but your life is preserved. Yet the echoes of your dashed prosperity haunt your thoughts as your pockets are stripped of their glittering wealth. <text:span text:style-name="T12">Y</text:span>our treasure trove reduced to naught but a memory. (Gold = 0)</text:p>
      <text:p text:style-name="P5"/>
      <text:p text:style-name="P19">You feel something like a bite in your leg. You stop and check what it was. You see two red points and a thin blood string coming out from your leg. You wish it was only an insect and not a snake.</text:p>
      <text:p text:style-name="P5"/>
      <text:p text:style-name="P5">You feel a sharp sting on your leg, as if something sank its teeth into your flesh. Startled, you halt in your tracks and examine the source. Two crimson punctures catch your eye, accompanied by a delicate thread of blood trickling from your wounded limb. A shiver runs down your spine as you fervently hope it was merely an insect's bite and not the venomous strike of a lurking serpent.</text:p>
      <text:p text:style-name="P5"/>
      <text:p text:style-name="P19">There is a huge storm coming. You seem worried cause it looks very bad. You try to hurry up and find a place to hide. However, you are not lucky today. All your clothes get wet and you feel terrible after walking so much with wet feet and wet clothes. You also feel very cold. (-1 HP)</text:p>
      <text:p text:style-name="P5"/>
      <text:p text:style-name="P12">An impending storm looms above, and a sense of unease washes over you. The dark clouds gather, swirling with an ominous energy. Desperation grips your heart as you hasten your steps, searching for refuge from the tempest. </text:p>
      <text:p text:style-name="P12"><text:soft-page-break/>However, luck eludes you on this fateful day. The heavens unleash their fury upon you, torrential rain cascading from above. Each droplet seeps into your clothes, saturating them completely. The wet fabric clings to your skin, chilling you to the bone. </text:p>
      <text:p text:style-name="P14">With every step, your shoes squelch. The cold permeates your body, sinking deep into your bones. Shivers wrack your frame as you struggle to ward off the biting chill. Your teeth chatter uncontrollably, and your muscles ache from the strain of pushing forward against the elements. (-1 HP)<text:line-break/><text:line-break/><text:span text:style-name="T8">"Some meters ahead you see it... it was a snake! (-6 HP)" </text:span><text:line-break/><text:line-break/>"As you move forward, a chilling sight meets your gaze. Just a few meters ahead, coiled and ready to strike, is the slithering form of a snake. Its scales glisten with a malevolent sheen, and its eyes fixate on you with predatory intent. Fear grips your heart, and a primal instinct urges you to retreat. (-6 HP)"</text:p>
      <text:p text:style-name="P21"/>
      <text:p text:style-name="P21">"Some meters ahead you see it... it was a brown spider!" </text:p>
      <text:p text:style-name="P6"/>
      <text:p text:style-name="P13">“As you make your way forward, your eyes catch something in the distance. Just a few meters ahead, perched delicately on a web, is a brown spider. Its spindly legs quiver with anticipation, and its eight beady eyes lock onto your presence. A wave of unease washes over you as you realize the potential danger. The thought of its venomous bite sends a chill down your spine, and you instinctively take a step back. (-3 HP)”</text:p>
      <text:p text:style-name="P13"/>
      <text:p text:style-name="P20">"You don't see anything... well maybe it was just a plant or a rock. The pain goes away..." </text:p>
      <text:p text:style-name="P6"/>
      <text:p text:style-name="P6"><text:span text:style-name="T13">“S</text:span>canning the surroundings for any signs of danger, you find nothing that matches your initial suspicion. It appears that your fears may have been unfounded, and the pain in your leg gradually diminishes. Perhaps it was nothing more than a harmless encounter with a plant or a rock, causing only a minor scrape or bruise. You shake off the unease that had settled within you and continue <text:span text:style-name="T13">walking</text:span>.” </text:p>
      <text:p text:style-name="P6"/>
      <text:p text:style-name="P20">"It hurts a lot at the beginning! Then it feels better but the area seems to be infected... It's swelling!” <text:s/></text:p>
      <text:p text:style-name="P6"/>
      <text:p text:style-name="P6">“The initial pain in your leg intensifies, causing you to wince and grip your throbbing limb. The discomfort is unbearable at first, making you fear the worst. However, as time passes, the sharp agony gradually subsides, replaced by a dull ache. Despite the diminishing pain, a new concern arises—the area around the bite begins to show signs of infection.”</text:p>
      <text:p text:style-name="P6"/>
      <text:p text:style-name="P20">"Oh... it's nothing. Probably you cut your leg against a rock."</text:p>
      <text:p text:style-name="P15"><text:soft-page-break/>“You cautiously examine your leg, searching for any visible signs of damage. "Oh... it's nothing," you mutter, trying to dismiss the discomfort that lingers in your leg. Rationalizing the pain, you convince yourself that it must have been a mere scrape against a rock. A small, inconsequential accident, you assure yourself.”</text:p>
      <text:p text:style-name="P15"/>
      <text:p text:style-name="P17"><text:span text:style-name="T14">=======================================================================<text:line-break/><text:line-break/></text:span><text:span text:style-name="T6">Positive Events</text:span></text:p>
      <text:p text:style-name="P8"/>
      <text:p text:style-name="P17"><text:span text:style-name="T7">POS1.DAT</text:span><text:span text:style-name="T14"><text:line-break/><text:line-break/></text:span><text:span text:style-name="T8">"You find a good place to sleep and spend the night there. It's an inn. You've been there before and know the owner. You feel much better the next day."<text:line-break/><text:line-break/></text:span>“You stumble upon a familiar sight, a quaint inn nestled amidst the rugged landscape. Relief washes over you as you realize you've stumbled upon a safe haven for the night. The worn sign above the entrance creaks in the wind, bearing the name you remember well.</text:p>
      <text:p text:style-name="P6">The welcoming aroma of home-cooked meals fills the air, soothing your senses and lifting your spirits. The familiar face of the innkeeper greets you with a genuine smile, a silent acknowledgment of the bond you've formed through countless visits. The weariness of your journey begins to dissipate as you settle into a cozy room, the softness of the bed beckoning you to rest.</text:p>
      <text:p text:style-name="P6">The comfortable familiarity of the inn embraces you like an old friend. The night passes in peaceful slumber, and when the dawn breaks, you awaken refreshed, revitalized by the restorative power of a good night's sleep.”</text:p>
      <text:p text:style-name="P6"/>
      <text:p text:style-name="Text_20_body"><text:span text:style-name="T19">POS2.DAT<text:line-break/><text:line-break/></text:span><text:span text:style-name="T10">“You find an abandoned house in the place. It's an old house but seems to be in perfect conditions. The front door is open. You get in. The place is clean, there's even a room with a bed, old chairs and a big table. You even find a shelf with many old books. Books about black and white magic, <text:s/>the natural world, about creatures, the kingdom's history, music, poetry and even short stories. You also find some old gold coins around the place. You spend the rest of the day resting and reading. Seems to be a safe and good place to spend the night too.”</text:span></text:p>
      <text:p text:style-name="P6"/>
      <text:p text:style-name="P6">“A decrepit house stands before you, seemingly frozen in time. With cautious steps, you cross the threshold, the creaking of the door accompanying your entry into this forgotten sanctuary.</text:p>
      <text:p text:style-name="P6">To your surprise, the interior belies the dilapidated exterior. The air carries a hint of mustiness, but the space is surprisingly well-maintained. A room adorned with a worn yet sturdy bed, aged chairs, and a sizable table welcomes you.</text:p>
      <text:p text:style-name="P6"><text:soft-page-break/><text:span text:style-name="T16">Y</text:span>our eyes alight upon a weathered shelf teeming with knowledge. Rows of old books stand proud, their covers bearing the weight of untold stories and forgotten wisdom. You discover volumes on black and white magic, delving into the esoteric arts. Pages filled with the secrets of the natural world captivate your imagination. The history of the kingdom unfolds before your eyes. Musical notes and poetic verses dance across the pages. Short stories transport you to distant lands.</text:p>
      <text:p text:style-name="P6"><text:span text:style-name="T16">Y</text:span>ou <text:span text:style-name="T16">also </text:span>chance upon a scattering of old gold coins. A silent testament to the lives once lived within these walls, they become a small treasure to carry on your journey. You spend the remaining hours of the day nestled in the embrace of the aged house, finding solace in both rest and the enchantment of the written word.”</text:p>
      <text:p text:style-name="P6"/>
      <text:p text:style-name="P23">POS4.DAT</text:p>
      <text:p text:style-name="P6"/>
      <text:p text:style-name="P20">"You stop, set a place to camp. Start a fire and cook something to eat. You spend your time practicing fighting techniques and training with your knives and sword. The mission has been pretty rough and hard, so difficult. You needed to take some time for you, to rest and relax a little bit. It's always a good thing to practice with your weapons and improve your fighting techniques."</text:p>
      <text:p text:style-name="P20"/>
      <text:p text:style-name="P6">“You scan the surroundings for a suitable spot to set up camp. Finding a clearing among the trees, you gather dry branches and kindling, the crackling fire soon casting a warm glow. With a growling stomach reminding you of your physical needs, you unpack your supplies and set about preparing a simple meal. </text:p>
      <text:p text:style-name="P16">The night unfolds, and instead of seeking solace in slumber, you devote your time to honing your skills. The clashing of metal and the swift movements of your body fill the air as you immerse yourself in rigorous training. <text:span text:style-name="T15">Y</text:span>ou engage in intricate swordplay and deft maneuvers with your knives, each motion fueling your determination to become stronger.</text:p>
      <text:p text:style-name="P6">Armed with sharpened blades and a rekindled spirit, you emerge from this interlude stronger, ready to face the challenges that lie ahead.”</text:p>
      <text:p text:style-name="P6"/>
      <text:p text:style-name="P24">POS<text:span text:style-name="T20">6</text:span>.DAT</text:p>
      <text:p text:style-name="P20"/>
      <text:p text:style-name="P20">"You find a family of travelers by the road. They've heard about you and they know you are there to help. The husband invites you to join them. You rest, eat good food and take a shower. You stay a good time with them. The man also teaches you some fighting and defensive techniques. Before you leave, they give you some food and gold coins to support you. You thank them and continue with your travel." </text:p>
      <text:p text:style-name="P6"/>
      <text:p text:style-name="P6">“A chance encounter brings you to the path of a nomadic family, fellow travelers who have heard of your quest and offer respite in their presence. Welcomed into their midst, you find solace in the warmth of their hospitality. The husband, recognizing your purpose, imparts invaluable wisdom, <text:soft-page-break/>teaching you the art of combat and the secrets of defense. Days blend into nights as you immerse yourself in their company, sharing stories around the campfire, breaking bread, and forging bonds that transcend fleeting moments. As you prepare to depart, they gift you provisions for the journey ahead, their generosity a testament to the unity of kindred spirits. Gratitude fills your heart as you bid them farewell, their parting words fueling your determination to forge ahea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08:22:22.450708707</meta:creation-date>
    <dc:date>2023-06-30T22:40:43.048000000</dc:date>
    <meta:editing-duration>PT8H53M1S</meta:editing-duration>
    <meta:editing-cycles>36</meta:editing-cycles>
    <meta:generator>LibreOffice/7.4.2.3$Windows_X86_64 LibreOffice_project/382eef1f22670f7f4118c8c2dd222ec7ad009daf</meta:generator>
    <meta:document-statistic meta:table-count="0" meta:image-count="0" meta:object-count="0" meta:page-count="7" meta:paragraph-count="50" meta:word-count="2937" meta:character-count="17226" meta:non-whitespace-character-count="14314"/>
  </office:meta>
</office:document-meta>
</file>